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rsid="001433a1" officeooo:paragraph-rsid="001433a1"/>
    </style:style>
    <style:style style:name="P2" style:family="paragraph" style:parent-style-name="Text_20_body">
      <style:text-properties officeooo:rsid="0011c050" officeooo:paragraph-rsid="0011c050"/>
    </style:style>
    <style:style style:name="P3" style:family="paragraph" style:parent-style-name="Text_20_body">
      <style:text-properties fo:font-weight="bold" officeooo:rsid="0011c050" officeooo:paragraph-rsid="0011c050" style:font-weight-asian="bold" style:font-weight-complex="bold"/>
    </style:style>
    <style:style style:name="P4" style:family="paragraph" style:parent-style-name="Text_20_body">
      <style:text-properties fo:font-weight="normal" officeooo:rsid="0011c050" officeooo:paragraph-rsid="0011c050" style:font-weight-asian="normal" style:font-weight-complex="normal"/>
    </style:style>
    <style:style style:name="P5" style:family="paragraph" style:parent-style-name="Text_20_body">
      <style:text-properties officeooo:rsid="0011deca" officeooo:paragraph-rsid="0011c050"/>
    </style:style>
    <style:style style:name="P6" style:family="paragraph" style:parent-style-name="Text_20_body">
      <style:text-properties officeooo:rsid="001433a1" officeooo:paragraph-rsid="001433a1"/>
    </style:style>
    <style:style style:name="P7" style:family="paragraph" style:parent-style-name="Heading_20_2">
      <style:text-properties officeooo:rsid="0011c050" officeooo:paragraph-rsid="0011c050"/>
    </style:style>
    <style:style style:name="P8" style:family="paragraph" style:parent-style-name="Heading_20_1">
      <style:text-properties officeooo:paragraph-rsid="0011c050"/>
    </style:style>
    <style:style style:name="T1" style:family="text">
      <style:text-properties officeooo:rsid="0011c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Meeting room booking system</text:span></text:h>
      <text:p text:style-name="P2">Develop a system that will maintain a list of meeting rooms, check availability and allow users to book them.</text:p>
      <text:p text:style-name="P2">The system should be able to keep bookings when the application is closed </text:p>
      <text:p text:style-name="P2">Use a file or database to store the meeting rooms and wether they are booked or not at the time</text:p>
      <text:p text:style-name="P3">Extra </text:p>
      <text:p text:style-name="P4">Allow other users to be able to access the booking system</text:p>
      <text:p text:style-name="P4"><text:tab/>Api service</text:p>
      <text:p text:style-name="P4"><text:tab/>web interface</text:p>
      <text:p text:style-name="P4">make use of other API services such as a web calendar or use natural language processing </text:p>
      <text:h text:style-name="P7" text:outline-level="2">Requirements</text:h>
      <text:p text:style-name="P2">Allow the user to choose what room they would like to book</text:p>
      <text:p text:style-name="P2">Allow the user to enter their name </text:p>
      <text:p text:style-name="P2">Enter the start date they would like to have this room </text:p>
      <text:p text:style-name="P2">Enter the end date they would like to have this room</text:p>
      <text:p text:style-name="P2">Enter the start and end time of the the time they would like the room</text:p>
      <text:p text:style-name="P2">Output to the user wether or not the room booking has been successful or not</text:p>
      <text:p text:style-name="P2">Store all of the booking in a database</text:p>
      <text:p text:style-name="P2">Allow certain users to be able to cancel booking and or modify them</text:p>
      <text:h text:style-name="P1" text:outline-level="3">8/7/19</text:h>
      <text:p text:style-name="P6">Make sure that all data is written to the spreadsheet</text:p>
      <text:p text:style-name="P6">Compare the values in the spreadsheet to the data being inputted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9:52:07.628482013</meta:creation-date>
    <meta:generator>LibreOffice/6.0.7.3$Linux_X86_64 LibreOffice_project/00m0$Build-3</meta:generator>
    <dc:date>2019-08-07T15:21:46.669625553</dc:date>
    <meta:editing-duration>PT2H22M50S</meta:editing-duration>
    <meta:editing-cycles>1</meta:editing-cycles>
    <meta:document-statistic meta:table-count="0" meta:image-count="0" meta:object-count="0" meta:page-count="1" meta:paragraph-count="21" meta:word-count="203" meta:character-count="1068" meta:non-whitespace-character-count="879"/>
  </office:meta>
</office:document-meta>
</file>